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cd79" officeooo:paragraph-rsid="001ecd79"/>
    </style:style>
    <style:style style:name="T1" style:family="text">
      <style:text-properties officeooo:rsid="001e0f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order to use this service, you need to <text:a xlink:type="simple" xlink:href="http://circl.lu/" text:style-name="Internet_20_link" text:visited-style-name="Visited_20_Internet_20_Link">look at this website</text:a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7:03:17.789299071</meta:creation-date>
    <dc:date>2023-06-15T17:36:49.134585017</dc:date>
    <meta:editing-duration>PT3M15S</meta:editing-duration>
    <meta:editing-cycles>3</meta:editing-cycles>
    <meta:generator>LibreOffice/7.5.3.2$Linux_X86_64 LibreOffice_project/50$Build-2</meta:generator>
    <meta:document-statistic meta:table-count="0" meta:image-count="0" meta:object-count="0" meta:page-count="1" meta:paragraph-count="1" meta:word-count="13" meta:character-count="63" meta:non-whitespace-character-count="51"/>
  </office:meta>
</office:document-meta>
</file>